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5041" officeooo:paragraph-rsid="00035041"/>
    </style:style>
    <style:style style:name="P2" style:family="paragraph" style:parent-style-name="Standard">
      <style:text-properties style:font-name="Ubuntu" officeooo:rsid="00035041" officeooo:paragraph-rsid="00035041"/>
    </style:style>
    <style:style style:name="P3" style:family="paragraph" style:parent-style-name="Standard">
      <style:paragraph-properties fo:text-align="center" style:justify-single-word="false"/>
      <style:text-properties style:font-name="Ubuntu" officeooo:rsid="00035041" officeooo:paragraph-rsid="00035041"/>
    </style:style>
    <style:style style:name="P4" style:family="paragraph" style:parent-style-name="Standard">
      <style:text-properties style:font-name="Ubuntu" officeooo:rsid="00035041" officeooo:paragraph-rsid="0006d96b"/>
    </style:style>
    <style:style style:name="P5" style:family="paragraph" style:parent-style-name="Standard">
      <style:paragraph-properties fo:text-align="center" style:justify-single-word="false"/>
      <style:text-properties style:font-name="Ubuntu" fo:font-size="15pt" fo:font-weight="bold" officeooo:rsid="00035041" officeooo:paragraph-rsid="00035041" style:font-size-asian="15pt" style:font-weight-asian="bold" style:font-size-complex="15pt" style:font-weight-complex="bold"/>
    </style:style>
    <style:style style:name="P6" style:family="paragraph" style:parent-style-name="Standard">
      <style:text-properties style:font-name="Ubuntu" fo:font-size="14pt" officeooo:rsid="00035041" officeooo:paragraph-rsid="00035041" style:font-size-asian="14pt" style:font-size-complex="14pt"/>
    </style:style>
    <style:style style:name="P7" style:family="paragraph" style:parent-style-name="Standard">
      <style:text-properties style:font-name="Ubuntu" fo:font-size="14pt" officeooo:rsid="00255831" officeooo:paragraph-rsid="00255831" style:font-size-asian="14pt" style:font-size-complex="14pt"/>
    </style:style>
    <style:style style:name="P8" style:family="paragraph" style:parent-style-name="Standard">
      <style:text-properties style:font-name="Ubuntu" fo:font-size="14pt" fo:font-weight="bold" officeooo:rsid="00191f4b" officeooo:paragraph-rsid="00191f4b" style:font-size-asian="14pt" style:font-weight-asian="bold" style:font-size-complex="14pt" style:font-weight-complex="bold"/>
    </style:style>
    <style:style style:name="P9" style:family="paragraph" style:parent-style-name="Standard">
      <style:text-properties style:font-name="Ubuntu" fo:font-size="14pt" fo:font-weight="bold" officeooo:rsid="00035041" officeooo:paragraph-rsid="0006d96b" style:font-size-asian="14pt" style:font-weight-asian="bold" style:font-size-complex="14pt" style:font-weight-complex="bold"/>
    </style:style>
    <style:style style:name="P10" style:family="paragraph" style:parent-style-name="Standard">
      <style:text-properties style:font-name="Ubuntu" fo:font-weight="bold" officeooo:rsid="00035041" officeooo:paragraph-rsid="00035041" style:font-weight-asian="bold" style:font-weight-complex="bold"/>
    </style:style>
    <style:style style:name="P11" style:family="paragraph" style:parent-style-name="Standard">
      <style:text-properties style:font-name="Ubuntu" fo:font-weight="bold" officeooo:rsid="00035041" officeooo:paragraph-rsid="0006d96b" style:font-weight-asian="bold" style:font-weight-complex="bold"/>
    </style:style>
    <style:style style:name="P12" style:family="paragraph" style:parent-style-name="Standard">
      <style:text-properties style:font-name="Ubuntu" fo:font-weight="bold" officeooo:rsid="00035041" officeooo:paragraph-rsid="0015a3f9" style:font-weight-asian="bold" style:font-weight-complex="bold"/>
    </style:style>
    <style:style style:name="P13" style:family="paragraph" style:parent-style-name="Standard">
      <style:text-properties style:font-name="Ubuntu" officeooo:rsid="0011be43" officeooo:paragraph-rsid="0011be43"/>
    </style:style>
    <style:style style:name="P14" style:family="paragraph" style:parent-style-name="Standard">
      <style:text-properties style:font-name="Ubuntu" officeooo:rsid="0015a3f9" officeooo:paragraph-rsid="0015a3f9"/>
    </style:style>
    <style:style style:name="P15" style:family="paragraph" style:parent-style-name="Standard">
      <style:paragraph-properties fo:text-align="center" style:justify-single-word="false"/>
      <style:text-properties style:font-name="Ubuntu" fo:font-size="24pt" fo:font-style="normal" style:text-underline-style="none" fo:font-weight="bold" officeooo:rsid="00035041" officeooo:paragraph-rsid="00035041" style:font-size-asian="24pt" style:font-style-asian="normal" style:font-weight-asian="bold" style:font-size-complex="24pt" style:font-style-complex="normal" style:font-weight-complex="bold"/>
    </style:style>
    <style:style style:name="P16" style:family="paragraph" style:parent-style-name="Standard">
      <style:text-properties style:font-name="Ubuntu" fo:font-size="16pt" fo:font-weight="bold" officeooo:rsid="00191f4b" officeooo:paragraph-rsid="00191f4b" style:font-size-asian="16pt" style:font-weight-asian="bold" style:font-size-complex="16pt" style:font-weight-complex="bold"/>
    </style:style>
    <style:style style:name="P17" style:family="paragraph" style:parent-style-name="Standard">
      <style:text-properties style:font-name="Ubuntu" fo:font-size="16pt" fo:font-weight="bold" officeooo:rsid="00035041" officeooo:paragraph-rsid="00035041" style:font-size-asian="16pt" style:font-weight-asian="bold" style:font-size-complex="16pt" style:font-weight-complex="bold"/>
    </style:style>
    <style:style style:name="P18" style:family="paragraph" style:parent-style-name="Standard">
      <style:text-properties style:font-name="Ubuntu" fo:font-size="16pt" fo:font-weight="bold" officeooo:rsid="00035041" officeooo:paragraph-rsid="0006d96b" style:font-size-asian="16pt" style:font-weight-asian="bold" style:font-size-complex="16pt" style:font-weight-complex="bold"/>
    </style:style>
    <style:style style:name="P19" style:family="paragraph" style:parent-style-name="Standard">
      <style:text-properties style:font-name="Ubuntu" fo:font-size="16pt" fo:font-weight="bold" officeooo:rsid="000cd76d" officeooo:paragraph-rsid="00035041" style:font-size-asian="16pt" style:font-weight-asian="bold" style:font-size-complex="16pt" style:font-weight-complex="bold"/>
    </style:style>
    <style:style style:name="P20" style:family="paragraph" style:parent-style-name="Standard">
      <style:text-properties style:font-name="Ubuntu" fo:font-size="16pt" fo:font-weight="bold" officeooo:rsid="0015a3f9" officeooo:paragraph-rsid="0015a3f9" style:font-size-asian="16pt" style:font-weight-asian="bold" style:font-size-complex="16pt" style:font-weight-complex="bold"/>
    </style:style>
    <style:style style:name="P21" style:family="paragraph" style:parent-style-name="Standard">
      <style:text-properties style:font-name="Ubuntu" officeooo:rsid="0006d96b" officeooo:paragraph-rsid="0006d96b"/>
    </style:style>
    <style:style style:name="P22" style:family="paragraph" style:parent-style-name="Standard">
      <style:text-properties style:font-name="Ubuntu" style:text-underline-style="solid" style:text-underline-width="auto" style:text-underline-color="font-color" officeooo:rsid="00035041" officeooo:paragraph-rsid="00035041"/>
    </style:style>
    <style:style style:name="P23" style:family="paragraph" style:parent-style-name="Standard">
      <style:paragraph-properties fo:text-align="center" style:justify-single-word="false"/>
      <style:text-properties style:font-name="Ubuntu" fo:font-size="22pt" fo:font-style="italic" style:text-underline-style="none" fo:font-weight="bold" officeooo:rsid="0026e559" officeooo:paragraph-rsid="0026e559" style:font-size-asian="22pt" style:font-style-asian="italic" style:font-weight-asian="bold" style:font-size-complex="22pt" style:font-style-complex="italic" style:font-weight-complex="bold"/>
    </style:style>
    <style:style style:name="P24" style:family="paragraph" style:parent-style-name="Standard">
      <style:text-properties style:font-name="Ubuntu" officeooo:rsid="00255831" officeooo:paragraph-rsid="00255831"/>
    </style:style>
    <style:style style:name="P25" style:family="paragraph" style:parent-style-name="Standard">
      <style:text-properties style:font-name="Ubuntu" fo:font-weight="normal" officeooo:rsid="000ca29d" officeooo:paragraph-rsid="000cd76d" style:font-weight-asian="normal" style:font-weight-complex="normal"/>
    </style:style>
    <style:style style:name="P26" style:family="paragraph" style:parent-style-name="Standard">
      <style:text-properties style:font-name="Ubuntu" fo:font-weight="normal" officeooo:rsid="000ca29d" officeooo:paragraph-rsid="0026e559" style:font-weight-asian="normal" style:font-weight-complex="normal"/>
    </style:style>
    <style:style style:name="P27" style:family="paragraph" style:parent-style-name="Standard">
      <style:text-properties style:font-name="Ubuntu" officeooo:rsid="00273c55" officeooo:paragraph-rsid="00273c55"/>
    </style:style>
    <style:style style:name="P28" style:family="paragraph" style:parent-style-name="Standard">
      <style:text-properties style:font-name="Ubuntu" officeooo:rsid="0030dc64" officeooo:paragraph-rsid="0030dc64"/>
    </style:style>
    <style:style style:name="P29" style:family="paragraph" style:parent-style-name="Standard">
      <style:text-properties style:font-name="Ubuntu" officeooo:rsid="003517f1" officeooo:paragraph-rsid="003517f1"/>
    </style:style>
    <style:style style:name="P30" style:family="paragraph" style:parent-style-name="Standard">
      <style:text-properties style:font-name="Ubuntu" fo:font-size="16pt" fo:font-weight="bold" officeooo:rsid="000ca29d" officeooo:paragraph-rsid="000cd76d" style:font-size-asian="16pt" style:font-weight-asian="bold" style:font-size-complex="16pt" style:font-weight-complex="bold"/>
    </style:style>
    <style:style style:name="T1" style:family="text">
      <style:text-properties officeooo:rsid="0006d96b"/>
    </style:style>
    <style:style style:name="T2" style:family="text">
      <style:text-properties officeooo:rsid="00082572"/>
    </style:style>
    <style:style style:name="T3" style:family="text">
      <style:text-properties officeooo:rsid="0009f305"/>
    </style:style>
    <style:style style:name="T4" style:family="text">
      <style:text-properties officeooo:rsid="000cd76d"/>
    </style:style>
    <style:style style:name="T5" style:family="text">
      <style:text-properties officeooo:rsid="0011be43"/>
    </style:style>
    <style:style style:name="T6" style:family="text">
      <style:text-properties officeooo:rsid="0015a3f9"/>
    </style:style>
    <style:style style:name="T7" style:family="text">
      <style:text-properties officeooo:rsid="00255831"/>
    </style:style>
    <style:style style:name="T8" style:family="text">
      <style:text-properties officeooo:rsid="0026e559"/>
    </style:style>
    <style:style style:name="T9" style:family="text">
      <style:text-properties officeooo:rsid="00273c55"/>
    </style:style>
    <style:style style:name="T10" style:family="text">
      <style:text-properties officeooo:rsid="0029005c"/>
    </style:style>
    <style:style style:name="T11" style:family="text">
      <style:text-properties officeooo:rsid="0030dc64"/>
    </style:style>
    <style:style style:name="T12" style:family="text">
      <style:text-properties officeooo:rsid="0032ce5e"/>
    </style:style>
    <style:style style:name="T13" style:family="text">
      <style:text-properties officeooo:rsid="003517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reación de un <text:span text:style-name="T7">Analizador Léxico</text:span></text:p>
      <text:p text:style-name="P5"/>
      <text:p text:style-name="P23">KALA(K<text:span text:style-name="T9">ALA</text:span> <text:span text:style-name="T9">automatic </text:span>lexical analyzer)</text:p>
      <text:p text:style-name="P2"/>
      <text:p text:style-name="P16">Integrantes:</text:p>
      <text:p text:style-name="P8"/>
      <text:p text:style-name="P7">Oscar Daniel Mena Fernandez</text:p>
      <text:p text:style-name="P6"/>
      <text:p text:style-name="P3">Universidad Nacional de <text:span text:style-name="T9">Ingeniería</text:span></text:p>
      <text:p text:style-name="P3">Facultad de Ciencias</text:p>
      <text:p text:style-name="P3">Escuela Profesional de Ciencia de la Computación</text:p>
      <text:p text:style-name="P3">Compiladores</text:p>
      <text:p text:style-name="P3">Lima, <text:span text:style-name="T9">Perú</text:span> - 201<text:span text:style-name="T7">8</text:span></text:p>
      <text:p text:style-name="P10"/>
      <text:p text:style-name="P10"/>
      <text:p text:style-name="P17">Introducción</text:p>
      <text:p text:style-name="P2"/>
      <text:p text:style-name="P24">En este trabajo se mostraran las <text:span text:style-name="T9">características</text:span> de un analizador <text:span text:style-name="T9">léxico</text:span> para utilizar en un compilador, se observaran los patrones y reglas del analizador, la <text:span text:style-name="T9">gramática</text:span> y la sintaxis que usara para la <text:span text:style-name="T9">codificación</text:span> correcta de un programa según el analizador propuesto usando Bison.</text:p>
      <text:p text:style-name="P2"/>
      <text:p text:style-name="P30">Ventajas</text:p>
      <text:p text:style-name="P25"/>
      <text:p text:style-name="P26"><text:span text:style-name="T8">1</text:span>. <text:span text:style-name="T8">Se utilizo una evaluación de la operaciones bajo la notación de prefijo, en el cual no es necesario memorizar una jerarquía operacional, como en la notación infijo, entonces se observa directamente la notación para descubrir que operador se va a evaluar primero.</text:span></text:p>
      <text:p text:style-name="P10"/>
      <text:p text:style-name="P19">Características</text:p>
      <text:p text:style-name="P2"/>
      <text:p text:style-name="P2">En esta sección mostraremos las principales <text:span text:style-name="T4">características </text:span><text:s/>del <text:span text:style-name="T8">analizador léxico del compilador</text:span></text:p>
      <text:p text:style-name="P2"/>
      <text:p text:style-name="P2"/>
      <text:p text:style-name="P20">Delimitadores</text:p>
      <text:p text:style-name="P27"/>
      <text:p text:style-name="P27">Se utilizara en el código los siguiente delimitadores:</text:p>
      <text:p text:style-name="P14">“Begin” al inicio y “End” al final.</text:p>
      <text:p text:style-name="P12"/>
      <text:p text:style-name="P12"/>
      <text:p text:style-name="P17">Asignaciones</text:p>
      <text:p text:style-name="P2"/>
      <text:p text:style-name="P2">Una operación básica de asignación se realizará de la siguiente manera:</text:p>
      <text:p text:style-name="P2"/>
      <text:p text:style-name="P2">= <text:span text:style-name="T10">variable</text:span> 5;</text:p>
      <text:p text:style-name="P2"/>
      <text:p text:style-name="P2"><text:soft-page-break/>En la cual podemos <text:span text:style-name="T11">observar</text:span> que para declarar una expresión de este tipo primero debemos colocar el <text:span text:style-name="T4">símbolo</text:span> ”igual” seguido por un identificador y un valor u otro identificador y <text:span text:style-name="T11">para finalizar la sentencia se utilizara </text:span>un ”punto y coma”.</text:p>
      <text:p text:style-name="P14">También podemos trabajar con negativos, pero tendríamos que aumentarles unos paréntesis para que los reconozca, por ejemplo:</text:p>
      <text:p text:style-name="P14"/>
      <text:p text:style-name="P14">= <text:span text:style-name="T11">variable</text:span> (-5);</text:p>
      <text:p text:style-name="P14"/>
      <text:p text:style-name="P10"/>
      <text:p text:style-name="P17">Operaciones Aritméticas</text:p>
      <text:p text:style-name="P2"/>
      <text:p text:style-name="P28">Se definen las operaciones aritmeticas de la siguiente manera</text:p>
      <text:p text:style-name="P2">+ 5 4<text:tab/><text:span text:style-name="T11">5+4</text:span></text:p>
      <text:p text:style-name="P2">- <text:s/>5 <text:s/>4<text:tab/><text:span text:style-name="T11">5-4</text:span></text:p>
      <text:p text:style-name="P2">* 5 <text:s/>4<text:tab/><text:span text:style-name="T11">5*4</text:span></text:p>
      <text:p text:style-name="P2">/ 5 <text:s/>4<text:tab/><text:span text:style-name="T11">5/4</text:span></text:p>
      <text:p text:style-name="P2">^ <text:span text:style-name="T5">5 4<text:tab/>5^4</text:span></text:p>
      <text:p text:style-name="P13">@(4)<text:tab/><text:span text:style-name="T11">raiz de 4</text:span></text:p>
      <text:p text:style-name="P13"/>
      <text:p text:style-name="P2">Estas operaciones se declaran de modo que el operador aritmético esté antes de los valores a operar pues son asociativas por la izquierda.</text:p>
      <text:p text:style-name="P2">Éstas deberán ser escritas de modo que modifique una variable, <text:span text:style-name="T6">aquí</text:span> podremos ver un ejemplo mucho más claro de una asignación de una variable con una operación de suma:</text:p>
      <text:p text:style-name="P2"/>
      <text:p text:style-name="P2">= <text:span text:style-name="T11">aux</text:span> + 5 4;</text:p>
      <text:p text:style-name="P2"/>
      <text:p text:style-name="P2">La variable ”<text:span text:style-name="T11">aux</text:span>” tendrá el valor de 9.</text:p>
      <text:p text:style-name="P1"/>
      <text:p text:style-name="P2"/>
      <text:p text:style-name="P17">Operaciones Combinadas</text:p>
      <text:p text:style-name="P2"/>
      <text:p text:style-name="P2">Otra forma de realizar cálculos mas complejos es el uso de operaciones combinadas las cuales deberán ser de la</text:p>
      <text:p text:style-name="P2">siguiente forma:</text:p>
      <text:p text:style-name="P2"/>
      <text:p text:style-name="P2">= suma + 5 (- t 8);</text:p>
      <text:p text:style-name="P2">= suma2 + 5 (/ 8 (* 2 3));</text:p>
      <text:p text:style-name="P10"/>
      <text:p text:style-name="P17">Sentencia if</text:p>
      <text:p text:style-name="P2"/>
      <text:p text:style-name="P2">Esta sentencia es muy usada en lenguajes de programación y se ha definido de la siguiente manera para nuestro <text:span text:style-name="T11">analizador</text:span>:</text:p>
      <text:p text:style-name="P2"/>
      <text:p text:style-name="P2">?(Condiciones)[expresiones]</text:p>
      <text:p text:style-name="P2"/>
      <text:p text:style-name="P2">Esto nos dice que dentro de los paréntesis podemos poner una o varias condiciones unidas por los simbolos | y &amp;. y dentro de los corchetes debemos poner las expresiones que se ejecutarán dentro del if.</text:p>
      <text:p text:style-name="P2">Antes de esto debemos definir como se declaran las condiciones y serán de l<text:span text:style-name="T3">os </text:span>argumentos siguiente manera:</text:p>
      <text:p text:style-name="P2"/>
      <text:p text:style-name="P2"><text:soft-page-break/>opComp valor1 valor2</text:p>
      <text:p text:style-name="P2"/>
      <text:p text:style-name="P2">Donde opComp puede ser cualquiera de los siguientes valores menor ’&lt;’, mayor’&gt;’, igual ’:’, diferente ’!’.</text:p>
      <text:p text:style-name="P2">Ahora ya podemos definir una sentencia if con sus componentes, un ejemplo de esto es:</text:p>
      <text:p text:style-name="P2"/>
      <text:p text:style-name="P2">?(&lt; i 5 &amp; ! 3 x)[= <text:span text:style-name="T11">a</text:span> + 5 y; = <text:span text:style-name="T11">b</text:span> + <text:span text:style-name="T11">3</text:span> y;]</text:p>
      <text:p text:style-name="P11"/>
      <text:p text:style-name="P9"/>
      <text:p text:style-name="P18">Sentencia <text:span text:style-name="T1">while</text:span></text:p>
      <text:p text:style-name="P11"/>
      <text:p text:style-name="P4">Esta sentencia es muy usada en lenguajes de programación y se ha definido de la siguiente manera para nuestro lenguaje:</text:p>
      <text:p text:style-name="P4"/>
      <text:p text:style-name="P4"><text:span text:style-name="T1">#</text:span>(Condiciones)[expresiones]</text:p>
      <text:p text:style-name="P4"/>
      <text:p text:style-name="P4">Esto nos dice que dentro de los paréntesis podemos poner una o varias condiciones unidas por los <text:span text:style-name="T11">símbolos</text:span> | y &amp;. y dentro de los corchetes debemos poner las expresiones que se ejecutarán dentro del <text:span text:style-name="T1">while</text:span>.</text:p>
      <text:p text:style-name="P4">Antes de esto debemos definir como se declaran las condiciones y serán de l<text:span text:style-name="T1">os </text:span>argumentos siguiente manera:</text:p>
      <text:p text:style-name="P4"/>
      <text:p text:style-name="P4">opComp valor1 valor2</text:p>
      <text:p text:style-name="P4"/>
      <text:p text:style-name="P4">Donde opComp puede ser cualquiera de los siguientes valores menor ’&lt;’, mayor’&gt;’, igual ’:’, diferente ’!’.</text:p>
      <text:p text:style-name="P4">Ahora ya podemos definir una sentencia <text:span text:style-name="T2">while</text:span> con sus componentes, un ejemplo de esto es:</text:p>
      <text:p text:style-name="P4"/>
      <text:p text:style-name="P4"><text:span text:style-name="T1">#</text:span>(&lt; i <text:span text:style-name="T1">1</text:span> <text:span text:style-name="T1">|</text:span> ! <text:span text:style-name="T1">2</text:span> x)[= <text:span text:style-name="T11">a</text:span> + 5 y; = <text:span text:style-name="T11">b</text:span> + <text:span text:style-name="T11">3</text:span> y;]</text:p>
      <text:p text:style-name="P4"/>
      <text:p text:style-name="P9"/>
      <text:p text:style-name="P18">Sentencia <text:span text:style-name="T1">for</text:span></text:p>
      <text:p text:style-name="P11"/>
      <text:p text:style-name="P4">Esta sentencia es muy usada en lenguajes de programación y se ha definido de la siguiente manera para nuestro lenguaje:</text:p>
      <text:p text:style-name="P4"/>
      <text:p text:style-name="P21">% ( asignacion; condicion; cont )[ lista_expr ];</text:p>
      <text:p text:style-name="P21"/>
      <text:p text:style-name="P4">Esto nos dice que dentro de los paréntesis podemos poner una o varias condiciones unidas por los <text:span text:style-name="T12">símbolos</text:span> | y &amp;. y dentro de los corchetes debemos poner las expresiones que se ejecutarán dentro del <text:span text:style-name="T1">for</text:span>.</text:p>
      <text:p text:style-name="P4">Antes de esto debemos definir como se declaran las condiciones y serán de l<text:span text:style-name="T1">os </text:span>argumentos siguiente manera:</text:p>
      <text:p text:style-name="P4"/>
      <text:p text:style-name="P4">opComp valor1 valor2</text:p>
      <text:p text:style-name="P4"/>
      <text:p text:style-name="P4">Donde opComp puede ser cualquiera de los siguientes valores menor ’&lt;’, mayor’&gt;’, igual ’:’, diferente ’!’.</text:p>
      <text:p text:style-name="P4"/>
      <text:p text:style-name="P4"/>
      <text:p text:style-name="P29"><text:soft-page-break/>Ahora para declarar la forma como avanzara el bucle se hace con la expresión cont de la siguiente manera</text:p>
      <text:p text:style-name="P29"/>
      <text:p text:style-name="P29">MAS expr expr</text:p>
      <text:p text:style-name="P29">MENOS expr expr</text:p>
      <text:p text:style-name="P29"/>
      <text:p text:style-name="P29">un ejemplo de esto seria:</text:p>
      <text:p text:style-name="P29"/>
      <text:p text:style-name="P29">+ i 1 <text:s text:c="2"/>(es decir i va aumentado de uno en 1)</text:p>
      <text:p text:style-name="P29">- <text:s/>j <text:s/>5 <text:s/>(es decir j va decrementando de 5 en 5)</text:p>
      <text:p text:style-name="P29"/>
      <text:p text:style-name="P4">Ahora ya podemos definir una sentencia <text:span text:style-name="T2">for</text:span> con sus componentes, un ejemplo de esto es:</text:p>
      <text:p text:style-name="P4"/>
      <text:p text:style-name="P4">%(<text:span text:style-name="T1">=</text:span> i <text:span text:style-name="T1">1;&lt; i 10</text:span> ; <text:span text:style-name="T2">+</text:span> <text:span text:style-name="T2">x 1</text:span>)[= <text:span text:style-name="T12">a</text:span> + 5 y; = <text:span text:style-name="T12">b</text:span> + <text:span text:style-name="T12">3</text:span> y;]</text:p>
      <text:p text:style-name="P4"/>
      <text:p text:style-name="P22"/>
      <text:p text:style-name="P2"/>
      <text:p text:style-name="P17">Funciones</text:p>
      <text:p text:style-name="P10"/>
      <text:p text:style-name="P2">En todo lenguaje de programación el uso de las funciones son muy necesarias, y para esto hemos definido a una función de la forma:</text:p>
      <text:p text:style-name="P2"/>
      <text:p text:style-name="P2">("nombreFuncion" parametros)[expresiones]</text:p>
      <text:p text:style-name="P2"/>
      <text:p text:style-name="P2">Donde ’nombreFuncion’ es el nombre de función donde necesariamente debe estar entre comillas y ’parámetros’ son la lista de parámetros que recibe la función y dentro de los corchetes debemos poner las expresiones que se ejecutarán dentro de la función.</text:p>
      <text:p text:style-name="P2">Un ejemplo de una función simple sin parámetros es de la forma:</text:p>
      <text:p text:style-name="P2"/>
      <text:p text:style-name="P2">("suma")[= <text:span text:style-name="T13">a</text:span> + 5 y; = <text:span text:style-name="T13">b</text:span> + <text:span text:style-name="T13">3</text:span> y;]</text:p>
      <text:p text:style-name="P2"/>
      <text:p text:style-name="P2">Y con parámetros serı́a:</text:p>
      <text:p text:style-name="P2"/>
      <text:p text:style-name="P2">("suma" y)[= <text:span text:style-name="T13">a </text:span>+ 5 y; = <text:span text:style-name="T13">b</text:span> + <text:span text:style-name="T13">3</text:span> y;]</text:p>
      <text:p text:style-name="P2"/>
      <text:p text:style-name="P2">Ahora veamos una función con una estructura if dentro de la función:</text:p>
      <text:p text:style-name="P2"/>
      <text:p text:style-name="P2">("<text:span text:style-name="T13">fun1</text:span>" x y)[?(! i 5)[= <text:span text:style-name="T13">a</text:span> * x y; = <text:span text:style-name="T13">b</text:span> + id 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05cm" style:type="center"/>
          <style:tab-stop style:position="17.013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2:23:43.294294607</meta:creation-date>
    <dc:date>2018-04-26T08:30:52.910353420</dc:date>
    <meta:editing-duration>PT1H23M4S</meta:editing-duration>
    <meta:editing-cycles>21</meta:editing-cycles>
    <meta:generator>LibreOffice/5.1.6.2$Linux_X86_64 LibreOffice_project/10m0$Build-2</meta:generator>
    <meta:document-statistic meta:table-count="0" meta:image-count="0" meta:object-count="0" meta:page-count="4" meta:paragraph-count="84" meta:word-count="936" meta:character-count="5324" meta:non-whitespace-character-count="4462"/>
  </office:meta>
</office:document-meta>
</file>